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4.563cm"/>
    </style:style>
    <style:style style:name="co3" style:family="table-column">
      <style:table-column-properties fo:break-before="auto" style:column-width="4.546cm"/>
    </style:style>
    <style:style style:name="ro5" style:family="table-row">
      <style:table-row-properties style:row-height="0.965cm" fo:break-before="auto" style:use-optimal-row-height="false"/>
    </style:style>
    <style:style style:name="ro2" style:family="table-row">
      <style:table-row-properties style:row-height="0.91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1cm" fo:break-before="auto" style:use-optimal-row-height="false"/>
    </style:style>
    <style:style style:name="ro6" style:family="table-row">
      <style:table-row-properties style:row-height="1.0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3333"/>
    </style:style>
    <style:style style:name="ce4" style:family="table-cell" style:parent-style-name="Default">
      <style:table-cell-properties fo:background-color="#ffffff"/>
    </style:style>
  </office:automatic-styles>
  <office:body>
    <office:spreadsheet>
      <table:table table:name="EXPORT" table:style-name="ta1" table:print="false">
        <table:table-column table:style-name="co3" table:number-columns-repeated="5" table:default-cell-style-name="ce4"/>
        <table:table-column table:style-name="co3" table:default-cell-style-name="Default"/>
        <table:table-column table:style-name="co3" table:number-columns-repeated="1007" table:default-cell-style-name="ce4"/>
        <table:table-column table:style-name="co3" table:number-columns-repeated="11" table:default-cell-style-name="Default"/>
        <table:table-row table:style-name="ro2">
          <table:table-cell table:style-name="ce2" office:value-type="string">
            <text:p>Name</text:p>
          </table:table-cell>
          <table:table-cell table:style-name="ce2" office:value-type="string">
            <text:p>DisplayName</text:p>
          </table:table-cell>
          <table:table-cell table:style-name="ce2" office:value-type="string">
            <text:p>OrderInLists</text:p>
          </table:table-cell>
          <table:table-cell table:style-name="ce2" office:value-type="string">
            <text:p>HelpText</text:p>
          </table:table-cell>
          <table:table-cell table:style-name="ce2" office:value-type="string">
            <text:p>Icon</text:p>
          </table:table-cell>
          <table:table-cell table:style-name="ce2" office:value-type="string">
            <text:p>Mesh</text:p>
          </table:table-cell>
          <table:table-cell table:style-name="ce2" office:value-type="string">
            <text:p>ItemPriority</text:p>
          </table:table-cell>
          <table:table-cell table:number-columns-repeated="1017"/>
        </table:table-row>
        <table:table-row table:style-name="ro2">
          <table:table-cell table:style-name="ce2" table:formula="of:=IF(ISBLANK([HumanReadable.A2]);&quot;&quot;;[HumanReadable.A2])" office:value-type="string" office:string-value="Log">
            <text:p>Log</text:p>
          </table:table-cell>
          <table:table-cell table:style-name="ce2" table:formula="of:=[HumanReadable.B2]" office:value-type="string" office:string-value="Log">
            <text:p>Log</text:p>
          </table:table-cell>
          <table:table-cell table:style-name="ce2" table:formula="of:=[HumanReadable.C2]" office:value-type="float" office:value="1">
            <text:p>1</text:p>
          </table:table-cell>
          <table:table-cell table:style-name="ce2" table:formula="of:=IF(ISBLANK([HumanReadable.D2]);&quot;missing Info&quot;;[HumanReadable.D2])" office:value-type="string" office:string-value="A Tree Trunk cut down and disbranched.&#10;&#10;Harvested in by Lumberjack in Woodcutters'.&#10;&#10;Used in Sawmill to make Lumber.">
            <text:p>A Tree Trunk cut down and disbranched.<text:line-break/><text:line-break/>Harvested in by Lumberjack in Woodcutters'.<text:line-break/><text:line-break/>Used in Sawmill to make Lumber.</text:p>
          </table:table-cell>
          <table:table-cell table:style-name="ce2" table:formula="of:=IF(ISBLANK([HumanReadable.E2]);&quot;default&quot;;[HumanReadable.E2])" office:value-type="string" office:string-value="logIcon">
            <text:p>logIcon</text:p>
          </table:table-cell>
          <table:table-cell table:style-name="ce2" table:formula="of:=IF(ISBLANK([HumanReadable.F2]);&quot;default&quot;;[HumanReadable.F2])" office:value-type="string" office:string-value="log">
            <text:p>log</text:p>
          </table:table-cell>
          <table:table-cell table:style-name="ce2" table:formula="of:=IF(ISBLANK([HumanReadable.G2]);50;[HumanReadable.G2])" office:value-type="float" office:value="65">
            <text:p>65</text:p>
          </table:table-cell>
          <table:table-cell table:number-columns-repeated="1017"/>
        </table:table-row>
        <table:table-row table:style-name="ro2">
          <table:table-cell table:style-name="ce2" table:formula="of:=IF(ISBLANK([HumanReadable.A3]);&quot;&quot;;[HumanReadable.A3])" office:value-type="string" office:string-value="Lumber">
            <text:p>Lumber</text:p>
          </table:table-cell>
          <table:table-cell table:style-name="ce2" table:formula="of:=[HumanReadable.B3]" office:value-type="string" office:string-value="Lumber">
            <text:p>Lumber</text:p>
          </table:table-cell>
          <table:table-cell table:style-name="ce2" table:formula="of:=[HumanReadable.C3]" office:value-type="float" office:value="2">
            <text:p>2</text:p>
          </table:table-cell>
          <table:table-cell table:style-name="ce2" table:formula="of:=IF(ISBLANK([HumanReadable.D3]);&quot;missing Info&quot;;[HumanReadable.D3])" office:value-type="string" office:string-value="Wooden planks, ready for use.&#10;&#10;Made in Sawmill from Logs.&#10;&#10;Used in Construction and Weapons Workshop.">
            <text:p>Wooden planks, ready for use.<text:line-break/><text:line-break/>Made in Sawmill from Logs.<text:line-break/><text:line-break/>Used in Construction and Weapons Workshop.</text:p>
          </table:table-cell>
          <table:table-cell table:style-name="ce2" table:formula="of:=IF(ISBLANK([HumanReadable.E3]);&quot;default&quot;;[HumanReadable.E3])" office:value-type="string" office:string-value="lumberIcon">
            <text:p>lumberIcon</text:p>
          </table:table-cell>
          <table:table-cell table:style-name="ce2" table:formula="of:=IF(ISBLANK([HumanReadable.F3]);&quot;default&quot;;[HumanReadable.F3])" office:value-type="string" office:string-value="lumber">
            <text:p>lumber</text:p>
          </table:table-cell>
          <table:table-cell table:style-name="ce2" table:formula="of:=IF(ISBLANK([HumanReadable.G3]);50;[HumanReadable.G3])" office:value-type="float" office:value="70">
            <text:p>70</text:p>
          </table:table-cell>
          <table:table-cell table:number-columns-repeated="1017"/>
        </table:table-row>
        <table:table-row table:style-name="ro2">
          <table:table-cell table:style-name="ce2" table:formula="of:=IF(ISBLANK([HumanReadable.A4]);&quot;&quot;;[HumanReadable.A4])" office:value-type="string" office:string-value="Stone">
            <text:p>Stone</text:p>
          </table:table-cell>
          <table:table-cell table:style-name="ce2" table:formula="of:=[HumanReadable.B4]" office:value-type="string" office:string-value="Stone">
            <text:p>Stone</text:p>
          </table:table-cell>
          <table:table-cell table:style-name="ce2" table:formula="of:=[HumanReadable.C4]" office:value-type="float" office:value="3">
            <text:p>3</text:p>
          </table:table-cell>
          <table:table-cell table:style-name="ce2" table:formula="of:=IF(ISBLANK([HumanReadable.D4]);&quot;missing Info&quot;;[HumanReadable.D4])" office:value-type="string" office:string-value="Stone Building Blocks.&#10;&#10;Harvested and hewn into shape by the Mason in a Quarry.&#10;&#10;Used in construction.">
            <text:p>Stone Building Blocks.<text:line-break/><text:line-break/>Harvested and hewn into shape by the Mason in a Quarry.<text:line-break/><text:line-break/>Used in construction.</text:p>
          </table:table-cell>
          <table:table-cell table:style-name="ce2" table:formula="of:=IF(ISBLANK([HumanReadable.E4]);&quot;default&quot;;[HumanReadable.E4])" office:value-type="string" office:string-value="stoneIcon">
            <text:p>stoneIcon</text:p>
          </table:table-cell>
          <table:table-cell table:style-name="ce2" table:formula="of:=IF(ISBLANK([HumanReadable.F4]);&quot;default&quot;;[HumanReadable.F4])" office:value-type="string" office:string-value="default">
            <text:p>default</text:p>
          </table:table-cell>
          <table:table-cell table:style-name="ce2" table:formula="of:=IF(ISBLANK([HumanReadable.G4]);50;[HumanReadable.G4])" office:value-type="float" office:value="64">
            <text:p>64</text:p>
          </table:table-cell>
          <table:table-cell table:number-columns-repeated="1017"/>
        </table:table-row>
        <table:table-row table:style-name="ro2">
          <table:table-cell table:style-name="ce2" table:formula="of:=IF(ISBLANK([HumanReadable.A5]);&quot;&quot;;[HumanReadable.A5])" office:value-type="string" office:string-value="Wheat">
            <text:p>Wheat</text:p>
          </table:table-cell>
          <table:table-cell table:style-name="ce2" table:formula="of:=[HumanReadable.B5]" office:value-type="string" office:string-value="Wheat">
            <text:p>Wheat</text:p>
          </table:table-cell>
          <table:table-cell table:style-name="ce2" table:formula="of:=[HumanReadable.C5]" office:value-type="float" office:value="4">
            <text:p>4</text:p>
          </table:table-cell>
          <table:table-cell table:style-name="ce2" table:formula="of:=IF(ISBLANK([HumanReadable.D5]);&quot;missing Info&quot;;[HumanReadable.D5])" office:value-type="string" office:string-value="Golden Food Source.&#10;&#10;Harvested by a farmer in a Farm.&#10;&#10;Used in Mill to make Flour.">
            <text:p>Golden Food Source.<text:line-break/><text:line-break/>Harvested by a farmer in a Farm.<text:line-break/><text:line-break/>Used in Mill to make Flour.</text:p>
          </table:table-cell>
          <table:table-cell table:style-name="ce2" table:formula="of:=IF(ISBLANK([HumanReadable.E5]);&quot;default&quot;;[HumanReadable.E5])" office:value-type="string" office:string-value="wheatIcon">
            <text:p>wheatIcon</text:p>
          </table:table-cell>
          <table:table-cell table:style-name="ce2" table:formula="of:=IF(ISBLANK([HumanReadable.F5]);&quot;default&quot;;[HumanReadable.F5])" office:value-type="string" office:string-value="default">
            <text:p>default</text:p>
          </table:table-cell>
          <table:table-cell table:style-name="ce2" table:formula="of:=IF(ISBLANK([HumanReadable.G5]);50;[HumanReadable.G5])" office:value-type="float" office:value="105">
            <text:p>105</text:p>
          </table:table-cell>
          <table:table-cell table:number-columns-repeated="1017"/>
        </table:table-row>
        <table:table-row table:style-name="ro2">
          <table:table-cell table:style-name="ce2" table:formula="of:=IF(ISBLANK([HumanReadable.A6]);&quot;&quot;;[HumanReadable.A6])" office:value-type="string" office:string-value="Flour">
            <text:p>Flour</text:p>
          </table:table-cell>
          <table:table-cell table:style-name="ce2" table:formula="of:=[HumanReadable.B6]" office:value-type="string" office:string-value="Flour">
            <text:p>Flour</text:p>
          </table:table-cell>
          <table:table-cell table:style-name="ce2" table:formula="of:=[HumanReadable.C6]" office:value-type="float" office:value="5">
            <text:p>5</text:p>
          </table:table-cell>
          <table:table-cell table:style-name="ce2" table:formula="of:=IF(ISBLANK([HumanReadable.D6]);&quot;missing Info&quot;;[HumanReadable.D6])" office:value-type="string" office:string-value="Soft, white powder, ready to be baked!&#10;&#10;Made in Mill, from Grain.&#10;&#10;Used in the Bakery to bake bread.">
            <text:p>Soft, white powder, ready to be baked!<text:line-break/><text:line-break/>Made in Mill, from Grain.<text:line-break/><text:line-break/>Used in the Bakery to bake bread.</text:p>
          </table:table-cell>
          <table:table-cell table:style-name="ce2" table:formula="of:=IF(ISBLANK([HumanReadable.E6]);&quot;default&quot;;[HumanReadable.E6])" office:value-type="string" office:string-value="flourIcon">
            <text:p>flourIcon</text:p>
          </table:table-cell>
          <table:table-cell table:style-name="ce2" table:formula="of:=IF(ISBLANK([HumanReadable.F6]);&quot;default&quot;;[HumanReadable.F6])" office:value-type="string" office:string-value="default">
            <text:p>default</text:p>
          </table:table-cell>
          <table:table-cell table:style-name="ce2" table:formula="of:=IF(ISBLANK([HumanReadable.G6]);50;[HumanReadable.G6])" office:value-type="float" office:value="100">
            <text:p>100</text:p>
          </table:table-cell>
          <table:table-cell table:number-columns-repeated="1017"/>
        </table:table-row>
        <table:table-row table:style-name="ro2">
          <table:table-cell table:style-name="ce2" table:formula="of:=IF(ISBLANK([HumanReadable.A7]);&quot;&quot;;[HumanReadable.A7])" office:value-type="string" office:string-value="Bread">
            <text:p>Bread</text:p>
          </table:table-cell>
          <table:table-cell table:style-name="ce2" table:formula="of:=[HumanReadable.B7]" office:value-type="string" office:string-value="Bread">
            <text:p>Bread</text:p>
          </table:table-cell>
          <table:table-cell table:style-name="ce2" table:formula="of:=[HumanReadable.C7]" office:value-type="float" office:value="6">
            <text:p>6</text:p>
          </table:table-cell>
          <table:table-cell table:style-name="ce2" table:formula="of:=IF(ISBLANK([HumanReadable.D7]);&quot;missing Info&quot;;[HumanReadable.D7])" office:value-type="string" office:string-value="Delicious Bread, providing sustenance to your citizens.&#10;&#10;Baked in the Bakery from Flour.&#10;&#10;Delivered to the Inn to feed your citizens.">
            <text:p>Delicious Bread, providing sustenance to your citizens.<text:line-break/><text:line-break/>Baked in the Bakery from Flour.<text:line-break/><text:line-break/>Delivered to the Inn to feed your citizens.</text:p>
          </table:table-cell>
          <table:table-cell table:style-name="ce2" table:formula="of:=IF(ISBLANK([HumanReadable.E7]);&quot;default&quot;;[HumanReadable.E7])" office:value-type="string" office:string-value="breadIcon">
            <text:p>breadIcon</text:p>
          </table:table-cell>
          <table:table-cell table:style-name="ce2" table:formula="of:=IF(ISBLANK([HumanReadable.F7]);&quot;default&quot;;[HumanReadable.F7])" office:value-type="string" office:string-value="bread">
            <text:p>bread</text:p>
          </table:table-cell>
          <table:table-cell table:style-name="ce2" table:formula="of:=IF(ISBLANK([HumanReadable.G7]);50;[HumanReadable.G7])" office:value-type="float" office:value="200">
            <text:p>200</text:p>
          </table:table-cell>
          <table:table-cell table:number-columns-repeated="1017"/>
        </table:table-row>
        <table:table-row table:style-name="ro2">
          <table:table-cell table:style-name="ce2" table:formula="of:=IF(ISBLANK([HumanReadable.A8]);&quot;&quot;;[HumanReadable.A8])" office:value-type="string" office:string-value="GoldOre">
            <text:p>GoldOre</text:p>
          </table:table-cell>
          <table:table-cell table:style-name="ce2" table:formula="of:=[HumanReadable.B8]" office:value-type="string" office:string-value="Gold Ore">
            <text:p>Gold Ore</text:p>
          </table:table-cell>
          <table:table-cell table:style-name="ce2" table:formula="of:=[HumanReadable.C8]" office:value-type="float" office:value="7">
            <text:p>7</text:p>
          </table:table-cell>
          <table:table-cell table:style-name="ce2" table:formula="of:=IF(ISBLANK([HumanReadable.D8]);&quot;missing Info&quot;;[HumanReadable.D8])" office:value-type="string" office:string-value="Rocks with a few specks of gold in them.&#10;&#10;Mined by a goldminer from gold veins.&#10;&#10;Melted into golden coins in the Mint.">
            <text:p>Rocks with a few specks of gold in them.<text:line-break/><text:line-break/>Mined by a goldminer from gold veins.<text:line-break/><text:line-break/>Melted into golden coins in the Mint.</text:p>
          </table:table-cell>
          <table:table-cell table:style-name="ce2" table:formula="of:=IF(ISBLANK([HumanReadable.E8]);&quot;default&quot;;[HumanReadable.E8])" office:value-type="string" office:string-value="goldoreIcon">
            <text:p>goldoreIcon</text:p>
          </table:table-cell>
          <table:table-cell table:style-name="ce2" table:formula="of:=IF(ISBLANK([HumanReadable.F8]);&quot;default&quot;;[HumanReadable.F8])" office:value-type="string" office:string-value="default">
            <text:p>default</text:p>
          </table:table-cell>
          <table:table-cell table:style-name="ce2" table:formula="of:=IF(ISBLANK([HumanReadable.G8]);50;[HumanReadable.G8])" office:value-type="float" office:value="74">
            <text:p>74</text:p>
          </table:table-cell>
          <table:table-cell table:number-columns-repeated="1017"/>
        </table:table-row>
        <table:table-row table:style-name="ro2">
          <table:table-cell table:style-name="ce2" table:formula="of:=IF(ISBLANK([HumanReadable.A9]);&quot;&quot;;[HumanReadable.A9])" office:value-type="string" office:string-value="IronOre">
            <text:p>IronOre</text:p>
          </table:table-cell>
          <table:table-cell table:style-name="ce2" table:formula="of:=[HumanReadable.B9]" office:value-type="string" office:string-value="Iron Ore">
            <text:p>Iron Ore</text:p>
          </table:table-cell>
          <table:table-cell table:style-name="ce2" table:formula="of:=[HumanReadable.C9]" office:value-type="float" office:value="8">
            <text:p>8</text:p>
          </table:table-cell>
          <table:table-cell table:style-name="ce2" table:formula="of:=IF(ISBLANK([HumanReadable.D9]);&quot;missing Info&quot;;[HumanReadable.D9])" office:value-type="string" office:string-value="Reddish rocks that taste rusty.&#10;&#10;Mined by an ironminer from iron veins.&#10;&#10;Melted into iron bars in the iron smeltery.">
            <text:p>Reddish rocks that taste rusty.<text:line-break/><text:line-break/>Mined by an ironminer from iron veins.<text:line-break/><text:line-break/>Melted into iron bars in the iron smeltery.</text:p>
          </table:table-cell>
          <table:table-cell table:style-name="ce2" table:formula="of:=IF(ISBLANK([HumanReadable.E9]);&quot;default&quot;;[HumanReadable.E9])" office:value-type="string" office:string-value="ironoreIcon">
            <text:p>ironoreIcon</text:p>
          </table:table-cell>
          <table:table-cell table:style-name="ce2" table:formula="of:=IF(ISBLANK([HumanReadable.F9]);&quot;default&quot;;[HumanReadable.F9])" office:value-type="string" office:string-value="default">
            <text:p>default</text:p>
          </table:table-cell>
          <table:table-cell table:style-name="ce2" table:formula="of:=IF(ISBLANK([HumanReadable.G9]);50;[HumanReadable.G9])" office:value-type="float" office:value="38">
            <text:p>38</text:p>
          </table:table-cell>
          <table:table-cell table:number-columns-repeated="1017"/>
        </table:table-row>
        <table:table-row table:style-name="ro2">
          <table:table-cell table:style-name="ce2" table:formula="of:=IF(ISBLANK([HumanReadable.A10]);&quot;&quot;;[HumanReadable.A10])" office:value-type="string" office:string-value="Coal">
            <text:p>Coal</text:p>
          </table:table-cell>
          <table:table-cell table:style-name="ce2" table:formula="of:=[HumanReadable.B10]" office:value-type="string" office:string-value="Coal">
            <text:p>Coal</text:p>
          </table:table-cell>
          <table:table-cell table:style-name="ce2" table:formula="of:=[HumanReadable.C10]" office:value-type="float" office:value="9">
            <text:p>9</text:p>
          </table:table-cell>
          <table:table-cell table:style-name="ce2" table:formula="of:=IF(ISBLANK([HumanReadable.D10]);&quot;missing Info&quot;;[HumanReadable.D10])" office:value-type="string" office:string-value="Black, flammable rocks.&#10;&#10;Mined by a coalminer from a coal deposit.&#10;&#10;Used to to fire the cauldrons in the mint and the iron smeltery.">
            <text:p>Black, flammable rocks.<text:line-break/><text:line-break/>Mined by a coalminer from a coal deposit.<text:line-break/><text:line-break/>Used to to fire the cauldrons in the mint and the iron smeltery.</text:p>
          </table:table-cell>
          <table:table-cell table:style-name="ce2" table:formula="of:=IF(ISBLANK([HumanReadable.E10]);&quot;default&quot;;[HumanReadable.E10])" office:value-type="string" office:string-value="coalIcon">
            <text:p>coalIcon</text:p>
          </table:table-cell>
          <table:table-cell table:style-name="ce2" table:formula="of:=IF(ISBLANK([HumanReadable.F10]);&quot;default&quot;;[HumanReadable.F10])" office:value-type="string" office:string-value="default">
            <text:p>default</text:p>
          </table:table-cell>
          <table:table-cell table:style-name="ce2" table:formula="of:=IF(ISBLANK([HumanReadable.G10]);50;[HumanReadable.G10])" office:value-type="float" office:value="75">
            <text:p>75</text:p>
          </table:table-cell>
          <table:table-cell table:number-columns-repeated="1017"/>
        </table:table-row>
        <table:table-row table:style-name="ro2">
          <table:table-cell table:style-name="ce2" table:formula="of:=IF(ISBLANK([HumanReadable.A11]);&quot;&quot;;[HumanReadable.A11])" office:value-type="string" office:string-value="Iron">
            <text:p>Iron</text:p>
          </table:table-cell>
          <table:table-cell table:style-name="ce2" table:formula="of:=[HumanReadable.B11]" office:value-type="string" office:string-value="Iron">
            <text:p>Iron</text:p>
          </table:table-cell>
          <table:table-cell table:style-name="ce2" table:formula="of:=[HumanReadable.C11]" office:value-type="float" office:value="10">
            <text:p>10</text:p>
          </table:table-cell>
          <table:table-cell table:style-name="ce2" table:formula="of:=IF(ISBLANK([HumanReadable.D11]);&quot;missing Info&quot;;[HumanReadable.D11])" office:value-type="string" office:string-value="Heavy Iron Bars.&#10;&#10;Melted from iron ore with coal in the Iron Smeltery.&#10;&#10;Used in the construction of the Palace.">
            <text:p>Heavy Iron Bars.<text:line-break/><text:line-break/>Melted from iron ore with coal in the Iron Smeltery.<text:line-break/><text:line-break/>Used in the construction of the Palace.</text:p>
          </table:table-cell>
          <table:table-cell table:style-name="ce2" table:formula="of:=IF(ISBLANK([HumanReadable.E11]);&quot;default&quot;;[HumanReadable.E11])" office:value-type="string" office:string-value="ironIcon">
            <text:p>ironIcon</text:p>
          </table:table-cell>
          <table:table-cell table:style-name="ce2" table:formula="of:=IF(ISBLANK([HumanReadable.F11]);&quot;default&quot;;[HumanReadable.F11])" office:value-type="string" office:string-value="default">
            <text:p>default</text:p>
          </table:table-cell>
          <table:table-cell table:style-name="ce2" table:formula="of:=IF(ISBLANK([HumanReadable.G11]);50;[HumanReadable.G11])" office:value-type="float" office:value="39">
            <text:p>39</text:p>
          </table:table-cell>
          <table:table-cell table:number-columns-repeated="1017"/>
        </table:table-row>
        <table:table-row table:style-name="ro2">
          <table:table-cell table:style-name="ce2" table:formula="of:=IF(ISBLANK([HumanReadable.A12]);&quot;&quot;;[HumanReadable.A12])" office:value-type="string" office:string-value="GoldCoins">
            <text:p>GoldCoins</text:p>
          </table:table-cell>
          <table:table-cell table:style-name="ce2" table:formula="of:=[HumanReadable.B12]" office:value-type="string" office:string-value="Gold Coins">
            <text:p>Gold Coins</text:p>
          </table:table-cell>
          <table:table-cell table:style-name="ce2" table:formula="of:=[HumanReadable.C12]" office:value-type="float" office:value="11">
            <text:p>11</text:p>
          </table:table-cell>
          <table:table-cell table:style-name="ce2" table:formula="of:=IF(ISBLANK([HumanReadable.D12]);&quot;missing Info&quot;;[HumanReadable.D12])" office:value-type="string" office:string-value="Precisely weighted golden coins.&#10;&#10;Melted from gold ore with coal, and pressed into shape in the mint.&#10;&#10;Used to educate Citizens in the school, and in the construction of the Palace.">
            <text:p>Precisely weighted golden coins.<text:line-break/><text:line-break/>Melted from gold ore with coal, and pressed into shape in the mint.<text:line-break/><text:line-break/>Used to educate Citizens in the school, and in the construction of the Palace.</text:p>
          </table:table-cell>
          <table:table-cell table:style-name="ce2" table:formula="of:=IF(ISBLANK([HumanReadable.E12]);&quot;default&quot;;[HumanReadable.E12])" office:value-type="string" office:string-value="goldCoinsIcon">
            <text:p>goldCoinsIcon</text:p>
          </table:table-cell>
          <table:table-cell table:style-name="ce2" table:formula="of:=IF(ISBLANK([HumanReadable.F12]);&quot;default&quot;;[HumanReadable.F12])" office:value-type="string" office:string-value="goldCoins">
            <text:p>goldCoins</text:p>
          </table:table-cell>
          <table:table-cell table:style-name="ce2" table:formula="of:=IF(ISBLANK([HumanReadable.G12]);50;[HumanReadable.G12])" office:value-type="float" office:value="250">
            <text:p>250</text:p>
          </table:table-cell>
          <table:table-cell table:number-columns-repeated="1017"/>
        </table:table-row>
        <table:table-row table:style-name="ro2">
          <table:table-cell table:style-name="ce2" table:formula="of:=IF(ISBLANK([HumanReadable.A13]);&quot;&quot;;[HumanReadable.A13])" office:value-type="string" office:string-value="Wine">
            <text:p>Wine</text:p>
          </table:table-cell>
          <table:table-cell table:style-name="ce2" table:formula="of:=[HumanReadable.B13]" office:value-type="string" office:string-value="Wine">
            <text:p>Wine</text:p>
          </table:table-cell>
          <table:table-cell table:style-name="ce2" table:formula="of:=[HumanReadable.C13]" office:value-type="float" office:value="12">
            <text:p>12</text:p>
          </table:table-cell>
          <table:table-cell table:style-name="ce2" table:formula="of:=IF(ISBLANK([HumanReadable.D13]);&quot;missing Info&quot;;[HumanReadable.D13])" office:value-type="string" office:string-value="Fermented Grape juice, sometimes referred to blood of the gods.&#10;&#10;Made in the Vineyard.&#10;&#10;Delivered to the Inn to feed your citizens.">
            <text:p>Fermented Grape juice, sometimes referred to blood of the gods.<text:line-break/><text:line-break/>Made in the Vineyard.<text:line-break/><text:line-break/>Delivered to the Inn to feed your citizens.</text:p>
          </table:table-cell>
          <table:table-cell table:style-name="ce2" table:formula="of:=IF(ISBLANK([HumanReadable.E13]);&quot;default&quot;;[HumanReadable.E13])" office:value-type="string" office:string-value="default">
            <text:p>default</text:p>
          </table:table-cell>
          <table:table-cell table:style-name="ce2" table:formula="of:=IF(ISBLANK([HumanReadable.F13]);&quot;default&quot;;[HumanReadable.F13])" office:value-type="string" office:string-value="default">
            <text:p>default</text:p>
          </table:table-cell>
          <table:table-cell table:style-name="ce2" table:formula="of:=IF(ISBLANK([HumanReadable.G13]);50;[HumanReadable.G13])" office:value-type="float" office:value="197">
            <text:p>197</text:p>
          </table:table-cell>
          <table:table-cell table:number-columns-repeated="1017"/>
        </table:table-row>
        <table:table-row table:style-name="ro2">
          <table:table-cell table:style-name="ce2" table:formula="of:=IF(ISBLANK([HumanReadable.A14]);&quot;&quot;;[HumanReadable.A14])" office:value-type="string" office:string-value="HandAxe">
            <text:p>HandAxe</text:p>
          </table:table-cell>
          <table:table-cell table:style-name="ce2" table:formula="of:=[HumanReadable.B14]" office:value-type="string" office:string-value="Hand Axe">
            <text:p>Hand Axe</text:p>
          </table:table-cell>
          <table:table-cell table:style-name="ce2" table:formula="of:=[HumanReadable.C14]" office:value-type="float" office:value="13">
            <text:p>13</text:p>
          </table:table-cell>
          <table:table-cell table:style-name="ce2" table:formula="of:=IF(ISBLANK([HumanReadable.D14]);&quot;missing Info&quot;;[HumanReadable.D14])" office:value-type="string" office:string-value="A small axe sharp enough to disarm a man.&#10;&#10;Made in Weapons workshop from Lumber.&#10;&#10;Used in construction of the Palace.">
            <text:p>A small axe sharp enough to disarm a man.<text:line-break/><text:line-break/>Made in Weapons workshop from Lumber.<text:line-break/><text:line-break/>Used in construction of the Palace.</text:p>
          </table:table-cell>
          <table:table-cell table:style-name="ce2" table:formula="of:=IF(ISBLANK([HumanReadable.E14]);&quot;default&quot;;[HumanReadable.E14])" office:value-type="string" office:string-value="handAxeIcon">
            <text:p>handAxeIcon</text:p>
          </table:table-cell>
          <table:table-cell table:style-name="ce2" table:formula="of:=IF(ISBLANK([HumanReadable.F14]);&quot;default&quot;;[HumanReadable.F14])" office:value-type="string" office:string-value="default">
            <text:p>default</text:p>
          </table:table-cell>
          <table:table-cell table:style-name="ce2" table:formula="of:=IF(ISBLANK([HumanReadable.G14]);50;[HumanReadable.G14])" office:value-type="float" office:value="40">
            <text:p>40</text:p>
          </table:table-cell>
          <table:table-cell table:number-columns-repeated="1017"/>
        </table:table-row>
        <table:table-row table:style-name="ro2">
          <table:table-cell table:style-name="ce2" table:formula="of:=IF(ISBLANK([HumanReadable.A15]);&quot;&quot;;[HumanReadable.A15])">
            <text:p/>
          </table:table-cell>
          <table:table-cell table:style-name="ce2" table:formula="of:=[HumanReadable.B15]" office:value-type="float" office:value="0">
            <text:p>0</text:p>
          </table:table-cell>
          <table:table-cell table:style-name="ce2" table:formula="of:=[HumanReadable.C15]" office:value-type="float" office:value="0">
            <text:p>0</text:p>
          </table:table-cell>
          <table:table-cell table:style-name="ce2" table:formula="of:=IF(ISBLANK([HumanReadable.D15]);&quot;missing Info&quot;;[HumanReadable.D15])" office:value-type="string" office:string-value="missing Info">
            <text:p>missing Info</text:p>
          </table:table-cell>
          <table:table-cell table:style-name="ce2" table:formula="of:=IF(ISBLANK([HumanReadable.E15]);&quot;default&quot;;[HumanReadable.E15])" office:value-type="string" office:string-value="default">
            <text:p>default</text:p>
          </table:table-cell>
          <table:table-cell table:style-name="ce2" table:formula="of:=IF(ISBLANK([HumanReadable.F15]);&quot;default&quot;;[HumanReadable.F15])" office:value-type="string" office:string-value="default">
            <text:p>default</text:p>
          </table:table-cell>
          <table:table-cell table:style-name="ce2" table:formula="of:=IF(ISBLANK([HumanReadable.G15]);50;[HumanReadable.G15])" office:value-type="float" office:value="50">
            <text:p>50</text:p>
          </table:table-cell>
          <table:table-cell table:number-columns-repeated="1017"/>
        </table:table-row>
        <table:table-row table:style-name="ro2">
          <table:table-cell table:style-name="ce2" table:formula="of:=IF(ISBLANK([HumanReadable.A16]);&quot;&quot;;[HumanReadable.A16])">
            <text:p/>
          </table:table-cell>
          <table:table-cell table:style-name="ce2" table:formula="of:=[HumanReadable.B16]" office:value-type="float" office:value="0">
            <text:p>0</text:p>
          </table:table-cell>
          <table:table-cell table:style-name="ce2" table:formula="of:=[HumanReadable.C16]" office:value-type="float" office:value="0">
            <text:p>0</text:p>
          </table:table-cell>
          <table:table-cell table:style-name="ce2" table:formula="of:=IF(ISBLANK([HumanReadable.D16]);&quot;missing Info&quot;;[HumanReadable.D16])" office:value-type="string" office:string-value="missing Info">
            <text:p>missing Info</text:p>
          </table:table-cell>
          <table:table-cell table:style-name="ce2" table:formula="of:=IF(ISBLANK([HumanReadable.E16]);&quot;default&quot;;[HumanReadable.E16])" office:value-type="string" office:string-value="default">
            <text:p>default</text:p>
          </table:table-cell>
          <table:table-cell table:style-name="ce2" table:formula="of:=IF(ISBLANK([HumanReadable.F16]);&quot;default&quot;;[HumanReadable.F16])" office:value-type="string" office:string-value="default">
            <text:p>default</text:p>
          </table:table-cell>
          <table:table-cell table:style-name="ce2" table:formula="of:=IF(ISBLANK([HumanReadable.G16]);50;[HumanReadable.G16])" office:value-type="float" office:value="50">
            <text:p>50</text:p>
          </table:table-cell>
          <table:table-cell table:number-columns-repeated="1017"/>
        </table:table-row>
        <table:table-row table:style-name="ro2">
          <table:table-cell table:style-name="ce2" table:formula="of:=IF(ISBLANK([HumanReadable.A17]);&quot;&quot;;[HumanReadable.A17])">
            <text:p/>
          </table:table-cell>
          <table:table-cell table:style-name="ce2" table:formula="of:=[HumanReadable.B17]" office:value-type="float" office:value="0">
            <text:p>0</text:p>
          </table:table-cell>
          <table:table-cell table:style-name="ce2" table:formula="of:=[HumanReadable.C17]" office:value-type="float" office:value="0">
            <text:p>0</text:p>
          </table:table-cell>
          <table:table-cell table:style-name="ce2" table:formula="of:=IF(ISBLANK([HumanReadable.D17]);&quot;missing Info&quot;;[HumanReadable.D17])" office:value-type="string" office:string-value="missing Info">
            <text:p>missing Info</text:p>
          </table:table-cell>
          <table:table-cell table:style-name="ce2" table:formula="of:=IF(ISBLANK([HumanReadable.E17]);&quot;default&quot;;[HumanReadable.E17])" office:value-type="string" office:string-value="default">
            <text:p>default</text:p>
          </table:table-cell>
          <table:table-cell table:style-name="ce2" table:formula="of:=IF(ISBLANK([HumanReadable.F17]);&quot;default&quot;;[HumanReadable.F17])" office:value-type="string" office:string-value="default">
            <text:p>default</text:p>
          </table:table-cell>
          <table:table-cell table:style-name="ce2" table:formula="of:=IF(ISBLANK([HumanReadable.G17]);50;[HumanReadable.G17])" office:value-type="float" office:value="50">
            <text:p>50</text:p>
          </table:table-cell>
          <table:table-cell table:style-name="Default" table:number-columns-repeated="1006"/>
          <table:table-cell table:number-columns-repeated="11"/>
        </table:table-row>
        <table:table-row table:style-name="ro2">
          <table:table-cell table:style-name="ce2" table:formula="of:=IF(ISBLANK([HumanReadable.A18]);&quot;&quot;;[HumanReadable.A18])">
            <text:p/>
          </table:table-cell>
          <table:table-cell table:style-name="ce2" table:formula="of:=[HumanReadable.B18]" office:value-type="float" office:value="0">
            <text:p>0</text:p>
          </table:table-cell>
          <table:table-cell table:style-name="ce2" table:formula="of:=[HumanReadable.C18]" office:value-type="float" office:value="0">
            <text:p>0</text:p>
          </table:table-cell>
          <table:table-cell table:style-name="ce2" table:formula="of:=IF(ISBLANK([HumanReadable.D18]);&quot;missing Info&quot;;[HumanReadable.D18])" office:value-type="string" office:string-value="missing Info">
            <text:p>missing Info</text:p>
          </table:table-cell>
          <table:table-cell table:style-name="ce2" table:formula="of:=IF(ISBLANK([HumanReadable.E18]);&quot;default&quot;;[HumanReadable.E18])" office:value-type="string" office:string-value="default">
            <text:p>default</text:p>
          </table:table-cell>
          <table:table-cell table:style-name="ce2" table:formula="of:=IF(ISBLANK([HumanReadable.F18]);&quot;default&quot;;[HumanReadable.F18])" office:value-type="string" office:string-value="default">
            <text:p>default</text:p>
          </table:table-cell>
          <table:table-cell table:style-name="ce2" table:formula="of:=IF(ISBLANK([HumanReadable.G18]);50;[HumanReadable.G18])" office:value-type="float" office:value="50">
            <text:p>50</text:p>
          </table:table-cell>
          <table:table-cell table:style-name="Default" table:number-columns-repeated="1006"/>
          <table:table-cell table:number-columns-repeated="11"/>
        </table:table-row>
        <table:table-row table:style-name="ro2">
          <table:table-cell table:style-name="ce2" table:formula="of:=IF(ISBLANK([HumanReadable.A19]);&quot;&quot;;[HumanReadable.A19])">
            <text:p/>
          </table:table-cell>
          <table:table-cell table:style-name="ce2" table:formula="of:=[HumanReadable.B19]" office:value-type="float" office:value="0">
            <text:p>0</text:p>
          </table:table-cell>
          <table:table-cell table:style-name="ce2" table:formula="of:=[HumanReadable.C19]" office:value-type="float" office:value="0">
            <text:p>0</text:p>
          </table:table-cell>
          <table:table-cell table:style-name="ce2" table:formula="of:=IF(ISBLANK([HumanReadable.D19]);&quot;missing Info&quot;;[HumanReadable.D19])" office:value-type="string" office:string-value="missing Info">
            <text:p>missing Info</text:p>
          </table:table-cell>
          <table:table-cell table:style-name="ce2" table:formula="of:=IF(ISBLANK([HumanReadable.E19]);&quot;default&quot;;[HumanReadable.E19])" office:value-type="string" office:string-value="default">
            <text:p>default</text:p>
          </table:table-cell>
          <table:table-cell table:style-name="ce2" table:formula="of:=IF(ISBLANK([HumanReadable.F19]);&quot;default&quot;;[HumanReadable.F19])" office:value-type="string" office:string-value="default">
            <text:p>default</text:p>
          </table:table-cell>
          <table:table-cell table:style-name="ce2" table:formula="of:=IF(ISBLANK([HumanReadable.G19]);50;[HumanReadable.G19])" office:value-type="float" office:value="50">
            <text:p>50</text:p>
          </table:table-cell>
          <table:table-cell table:style-name="Default" table:number-columns-repeated="1006"/>
          <table:table-cell table:number-columns-repeated="11"/>
        </table:table-row>
        <table:table-row table:style-name="ro2">
          <table:table-cell table:style-name="ce2" table:formula="of:=IF(ISBLANK([HumanReadable.A20]);&quot;&quot;;[HumanReadable.A20])">
            <text:p/>
          </table:table-cell>
          <table:table-cell table:style-name="ce2" table:formula="of:=[HumanReadable.B20]" office:value-type="float" office:value="0">
            <text:p>0</text:p>
          </table:table-cell>
          <table:table-cell table:style-name="ce2" table:formula="of:=[HumanReadable.C20]" office:value-type="float" office:value="0">
            <text:p>0</text:p>
          </table:table-cell>
          <table:table-cell table:style-name="ce2" table:formula="of:=IF(ISBLANK([HumanReadable.D20]);&quot;missing Info&quot;;[HumanReadable.D20])" office:value-type="string" office:string-value="missing Info">
            <text:p>missing Info</text:p>
          </table:table-cell>
          <table:table-cell table:style-name="ce2" table:formula="of:=IF(ISBLANK([HumanReadable.E20]);&quot;default&quot;;[HumanReadable.E20])" office:value-type="string" office:string-value="default">
            <text:p>default</text:p>
          </table:table-cell>
          <table:table-cell table:style-name="ce2" table:formula="of:=IF(ISBLANK([HumanReadable.F20]);&quot;default&quot;;[HumanReadable.F20])" office:value-type="string" office:string-value="default">
            <text:p>default</text:p>
          </table:table-cell>
          <table:table-cell table:style-name="ce2" table:formula="of:=IF(ISBLANK([HumanReadable.G20]);50;[HumanReadable.G20])" office:value-type="float" office:value="50">
            <text:p>50</text:p>
          </table:table-cell>
          <table:table-cell table:style-name="Default" table:number-columns-repeated="1006"/>
          <table:table-cell table:number-columns-repeated="11"/>
        </table:table-row>
        <table:table-row table:style-name="ro2">
          <table:table-cell table:style-name="ce2" table:formula="of:=IF(ISBLANK([HumanReadable.A21]);&quot;&quot;;[HumanReadable.A21])">
            <text:p/>
          </table:table-cell>
          <table:table-cell table:style-name="ce2" table:formula="of:=[HumanReadable.B21]" office:value-type="float" office:value="0">
            <text:p>0</text:p>
          </table:table-cell>
          <table:table-cell table:style-name="ce2" table:formula="of:=[HumanReadable.C21]" office:value-type="float" office:value="0">
            <text:p>0</text:p>
          </table:table-cell>
          <table:table-cell table:style-name="ce2" table:formula="of:=IF(ISBLANK([HumanReadable.D21]);&quot;missing Info&quot;;[HumanReadable.D21])" office:value-type="string" office:string-value="missing Info">
            <text:p>missing Info</text:p>
          </table:table-cell>
          <table:table-cell table:style-name="ce2" table:formula="of:=IF(ISBLANK([HumanReadable.E21]);&quot;default&quot;;[HumanReadable.E21])" office:value-type="string" office:string-value="default">
            <text:p>default</text:p>
          </table:table-cell>
          <table:table-cell table:style-name="ce2" table:formula="of:=IF(ISBLANK([HumanReadable.F21]);&quot;default&quot;;[HumanReadable.F21])" office:value-type="string" office:string-value="default">
            <text:p>default</text:p>
          </table:table-cell>
          <table:table-cell table:style-name="ce2" table:formula="of:=IF(ISBLANK([HumanReadable.G21]);50;[HumanReadable.G21])" office:value-type="float" office:value="50">
            <text:p>50</text:p>
          </table:table-cell>
          <table:table-cell table:style-name="Default" table:number-columns-repeated="1006"/>
          <table:table-cell table:number-columns-repeated="11"/>
        </table:table-row>
        <table:table-row table:style-name="ro2">
          <table:table-cell table:style-name="ce2" table:formula="of:=IF(ISBLANK([HumanReadable.A22]);&quot;&quot;;[HumanReadable.A22])">
            <text:p/>
          </table:table-cell>
          <table:table-cell table:style-name="ce2" table:formula="of:=[HumanReadable.B22]" office:value-type="float" office:value="0">
            <text:p>0</text:p>
          </table:table-cell>
          <table:table-cell table:style-name="ce2" table:formula="of:=[HumanReadable.C22]" office:value-type="float" office:value="0">
            <text:p>0</text:p>
          </table:table-cell>
          <table:table-cell table:style-name="ce2" table:formula="of:=IF(ISBLANK([HumanReadable.D22]);&quot;missing Info&quot;;[HumanReadable.D22])" office:value-type="string" office:string-value="missing Info">
            <text:p>missing Info</text:p>
          </table:table-cell>
          <table:table-cell table:style-name="ce2" table:formula="of:=IF(ISBLANK([HumanReadable.E22]);&quot;default&quot;;[HumanReadable.E22])" office:value-type="string" office:string-value="default">
            <text:p>default</text:p>
          </table:table-cell>
          <table:table-cell table:style-name="ce2" table:formula="of:=IF(ISBLANK([HumanReadable.F22]);&quot;default&quot;;[HumanReadable.F22])" office:value-type="string" office:string-value="default">
            <text:p>default</text:p>
          </table:table-cell>
          <table:table-cell table:style-name="ce2" table:formula="of:=IF(ISBLANK([HumanReadable.G22]);50;[HumanReadable.G22])" office:value-type="float" office:value="50">
            <text:p>50</text:p>
          </table:table-cell>
          <table:table-cell table:style-name="Default" table:number-columns-repeated="1006"/>
          <table:table-cell table:number-columns-repeated="11"/>
        </table:table-row>
        <table:table-row table:style-name="ro2">
          <table:table-cell table:style-name="ce2" table:formula="of:=IF(ISBLANK([HumanReadable.A23]);&quot;&quot;;[HumanReadable.A23])">
            <text:p/>
          </table:table-cell>
          <table:table-cell table:style-name="ce2" table:formula="of:=[HumanReadable.B23]" office:value-type="float" office:value="0">
            <text:p>0</text:p>
          </table:table-cell>
          <table:table-cell table:style-name="ce2" table:formula="of:=[HumanReadable.C23]" office:value-type="float" office:value="0">
            <text:p>0</text:p>
          </table:table-cell>
          <table:table-cell table:style-name="ce2" table:formula="of:=IF(ISBLANK([HumanReadable.D23]);&quot;missing Info&quot;;[HumanReadable.D23])" office:value-type="string" office:string-value="missing Info">
            <text:p>missing Info</text:p>
          </table:table-cell>
          <table:table-cell table:style-name="ce2" table:formula="of:=IF(ISBLANK([HumanReadable.E23]);&quot;default&quot;;[HumanReadable.E23])" office:value-type="string" office:string-value="default">
            <text:p>default</text:p>
          </table:table-cell>
          <table:table-cell table:style-name="ce2" table:formula="of:=IF(ISBLANK([HumanReadable.F23]);&quot;default&quot;;[HumanReadable.F23])" office:value-type="string" office:string-value="default">
            <text:p>default</text:p>
          </table:table-cell>
          <table:table-cell table:style-name="ce2" table:formula="of:=IF(ISBLANK([HumanReadable.G23]);50;[HumanReadable.G23])" office:value-type="float" office:value="50">
            <text:p>50</text:p>
          </table:table-cell>
          <table:table-cell table:style-name="Default" table:number-columns-repeated="1006"/>
          <table:table-cell table:number-columns-repeated="11"/>
        </table:table-row>
        <table:table-row table:style-name="ro2">
          <table:table-cell table:style-name="ce2" table:formula="of:=IF(ISBLANK([HumanReadable.A24]);&quot;&quot;;[HumanReadable.A24])">
            <text:p/>
          </table:table-cell>
          <table:table-cell table:style-name="ce2" table:formula="of:=[HumanReadable.B24]" office:value-type="float" office:value="0">
            <text:p>0</text:p>
          </table:table-cell>
          <table:table-cell table:style-name="ce2" table:formula="of:=[HumanReadable.C24]" office:value-type="float" office:value="0">
            <text:p>0</text:p>
          </table:table-cell>
          <table:table-cell table:style-name="ce2" table:formula="of:=IF(ISBLANK([HumanReadable.D24]);&quot;missing Info&quot;;[HumanReadable.D24])" office:value-type="string" office:string-value="missing Info">
            <text:p>missing Info</text:p>
          </table:table-cell>
          <table:table-cell table:style-name="ce2" table:formula="of:=IF(ISBLANK([HumanReadable.E24]);&quot;default&quot;;[HumanReadable.E24])" office:value-type="string" office:string-value="default">
            <text:p>default</text:p>
          </table:table-cell>
          <table:table-cell table:style-name="ce2" table:formula="of:=IF(ISBLANK([HumanReadable.F24]);&quot;default&quot;;[HumanReadable.F24])" office:value-type="string" office:string-value="default">
            <text:p>default</text:p>
          </table:table-cell>
          <table:table-cell table:style-name="ce2" table:formula="of:=IF(ISBLANK([HumanReadable.G24]);50;[HumanReadable.G24])" office:value-type="float" office:value="50">
            <text:p>50</text:p>
          </table:table-cell>
          <table:table-cell table:style-name="Default" table:number-columns-repeated="1006"/>
          <table:table-cell table:number-columns-repeated="11"/>
        </table:table-row>
        <table:table-row table:style-name="ro2">
          <table:table-cell table:style-name="ce2" table:formula="of:=IF(ISBLANK([HumanReadable.A25]);&quot;&quot;;[HumanReadable.A25])">
            <text:p/>
          </table:table-cell>
          <table:table-cell table:style-name="ce2" table:formula="of:=[HumanReadable.B25]" office:value-type="float" office:value="0">
            <text:p>0</text:p>
          </table:table-cell>
          <table:table-cell table:style-name="ce2" table:formula="of:=[HumanReadable.C25]" office:value-type="float" office:value="0">
            <text:p>0</text:p>
          </table:table-cell>
          <table:table-cell table:style-name="ce2" table:formula="of:=IF(ISBLANK([HumanReadable.D25]);&quot;missing Info&quot;;[HumanReadable.D25])" office:value-type="string" office:string-value="missing Info">
            <text:p>missing Info</text:p>
          </table:table-cell>
          <table:table-cell table:style-name="ce2" table:formula="of:=IF(ISBLANK([HumanReadable.E25]);&quot;default&quot;;[HumanReadable.E25])" office:value-type="string" office:string-value="default">
            <text:p>default</text:p>
          </table:table-cell>
          <table:table-cell table:style-name="ce2" table:formula="of:=IF(ISBLANK([HumanReadable.F25]);&quot;default&quot;;[HumanReadable.F25])" office:value-type="string" office:string-value="default">
            <text:p>default</text:p>
          </table:table-cell>
          <table:table-cell table:style-name="ce2" table:formula="of:=IF(ISBLANK([HumanReadable.G25]);50;[HumanReadable.G25])" office:value-type="float" office:value="50">
            <text:p>50</text:p>
          </table:table-cell>
          <table:table-cell table:style-name="Default" table:number-columns-repeated="1006"/>
          <table:table-cell table:number-columns-repeated="11"/>
        </table:table-row>
        <table:table-row table:style-name="ro2" table:number-rows-repeated="23">
          <table:table-cell table:style-name="Default" table:number-columns-repeated="5"/>
          <table:table-cell/>
          <table:table-cell table:style-name="Default" table:number-columns-repeated="1007"/>
          <table:table-cell table:number-columns-repeated="11"/>
        </table:table-row>
        <table:table-row table:style-name="ro2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umanReadable" table:style-name="ta1" table:print="false">
        <table:table-column table:style-name="co3" table:number-columns-repeated="1024" table:default-cell-style-name="Default"/>
        <table:table-row table:style-name="ro4">
          <table:table-cell office:value-type="string">
            <text:p>Name</text:p>
          </table:table-cell>
          <table:table-cell office:value-type="string">
            <text:p>DisplayName</text:p>
          </table:table-cell>
          <table:table-cell office:value-type="string">
            <text:p>OrderInLists</text:p>
          </table:table-cell>
          <table:table-cell office:value-type="string">
            <text:p>HelpText</text:p>
          </table:table-cell>
          <table:table-cell office:value-type="string">
            <text:p>Icon</text:p>
          </table:table-cell>
          <table:table-cell office:value-type="string">
            <text:p>Mesh</text:p>
          </table:table-cell>
          <table:table-cell table:style-name="ce3" office:value-type="string">
            <text:p>ItemPriority</text:p>
          </table:table-cell>
          <table:table-cell table:number-columns-repeated="1017"/>
        </table:table-row>
        <table:table-row table:style-name="ro4">
          <table:table-cell table:number-columns-repeated="2" office:value-type="string">
            <text:p>Log</text:p>
          </table:table-cell>
          <table:table-cell office:value-type="float" office:value="1">
            <text:p>1</text:p>
          </table:table-cell>
          <table:table-cell office:value-type="string">
            <text:p>A Tree Trunk cut down and disbranched.</text:p>
            <text:p/>
            <text:p>Harvested in by Lumberjack in Woodcutters'.</text:p>
            <text:p/>
            <text:p>Used in Sawmill to make Lumber.</text:p>
          </table:table-cell>
          <table:table-cell office:value-type="string">
            <text:p>logIcon</text:p>
          </table:table-cell>
          <table:table-cell office:value-type="string">
            <text:p>log</text:p>
          </table:table-cell>
          <table:table-cell office:value-type="float" office:value="65">
            <text:p>65</text:p>
          </table:table-cell>
          <table:table-cell table:number-columns-repeated="1017"/>
        </table:table-row>
        <table:table-row table:style-name="ro6">
          <table:table-cell table:number-columns-repeated="2" office:value-type="string">
            <text:p>Lumber</text:p>
          </table:table-cell>
          <table:table-cell office:value-type="float" office:value="2">
            <text:p>2</text:p>
          </table:table-cell>
          <table:table-cell office:value-type="string">
            <text:p>Wooden planks, ready for use.</text:p>
            <text:p/>
            <text:p>Made in Sawmill from Logs.</text:p>
            <text:p/>
            <text:p>Used in Construction and Weapons Workshop.</text:p>
          </table:table-cell>
          <table:table-cell office:value-type="string">
            <text:p>lumberIcon</text:p>
          </table:table-cell>
          <table:table-cell office:value-type="string">
            <text:p>lumber</text:p>
          </table:table-cell>
          <table:table-cell office:value-type="float" office:value="70">
            <text:p>70</text:p>
          </table:table-cell>
          <table:table-cell table:number-columns-repeated="1017"/>
        </table:table-row>
        <table:table-row table:style-name="ro4">
          <table:table-cell table:number-columns-repeated="2" office:value-type="string">
            <text:p>Stone</text:p>
          </table:table-cell>
          <table:table-cell office:value-type="float" office:value="3">
            <text:p>3</text:p>
          </table:table-cell>
          <table:table-cell office:value-type="string">
            <text:p>Stone Building Blocks.</text:p>
            <text:p/>
            <text:p>Harvested and hewn into shape by the Mason in a Quarry.</text:p>
            <text:p/>
            <text:p>Used in construction.</text:p>
          </table:table-cell>
          <table:table-cell office:value-type="string">
            <text:p>stoneIcon</text:p>
          </table:table-cell>
          <table:table-cell/>
          <table:table-cell office:value-type="float" office:value="64">
            <text:p>64</text:p>
          </table:table-cell>
          <table:table-cell table:number-columns-repeated="1017"/>
        </table:table-row>
        <table:table-row table:style-name="ro4">
          <table:table-cell table:number-columns-repeated="2" office:value-type="string">
            <text:p>Wheat</text:p>
          </table:table-cell>
          <table:table-cell office:value-type="float" office:value="4">
            <text:p>4</text:p>
          </table:table-cell>
          <table:table-cell office:value-type="string">
            <text:p>Golden Food Source.</text:p>
            <text:p/>
            <text:p>Harvested by a farmer in a Farm.</text:p>
            <text:p/>
            <text:p>Used in Mill to make Flour.</text:p>
          </table:table-cell>
          <table:table-cell office:value-type="string">
            <text:p>wheatIcon</text:p>
          </table:table-cell>
          <table:table-cell/>
          <table:table-cell office:value-type="float" office:value="105">
            <text:p>105</text:p>
          </table:table-cell>
          <table:table-cell table:number-columns-repeated="1017"/>
        </table:table-row>
        <table:table-row table:style-name="ro4">
          <table:table-cell table:number-columns-repeated="2" office:value-type="string">
            <text:p>Flour</text:p>
          </table:table-cell>
          <table:table-cell office:value-type="float" office:value="5">
            <text:p>5</text:p>
          </table:table-cell>
          <table:table-cell office:value-type="string">
            <text:p>Soft, white powder, ready to be baked!</text:p>
            <text:p/>
            <text:p>Made in Mill, from Grain.</text:p>
            <text:p/>
            <text:p>Used in the Bakery to bake bread.</text:p>
          </table:table-cell>
          <table:table-cell office:value-type="string">
            <text:p>flourIcon</text:p>
          </table:table-cell>
          <table:table-cell/>
          <table:table-cell office:value-type="float" office:value="100">
            <text:p>100</text:p>
          </table:table-cell>
          <table:table-cell table:number-columns-repeated="1017"/>
        </table:table-row>
        <table:table-row table:style-name="ro4">
          <table:table-cell table:number-columns-repeated="2" office:value-type="string">
            <text:p>Bread</text:p>
          </table:table-cell>
          <table:table-cell office:value-type="float" office:value="6">
            <text:p>6</text:p>
          </table:table-cell>
          <table:table-cell office:value-type="string">
            <text:p>Delicious Bread, providing sustenance to your citizens.</text:p>
            <text:p/>
            <text:p>Baked in the Bakery from Flour.</text:p>
            <text:p/>
            <text:p>Delivered to the Inn to feed your citizens.</text:p>
          </table:table-cell>
          <table:table-cell office:value-type="string">
            <text:p>breadIcon</text:p>
          </table:table-cell>
          <table:table-cell office:value-type="string">
            <text:p>bread</text:p>
          </table:table-cell>
          <table:table-cell office:value-type="float" office:value="200">
            <text:p>200</text:p>
          </table:table-cell>
          <table:table-cell table:number-columns-repeated="1017"/>
        </table:table-row>
        <table:table-row table:style-name="ro4">
          <table:table-cell office:value-type="string">
            <text:p>GoldOre</text:p>
          </table:table-cell>
          <table:table-cell office:value-type="string">
            <text:p>Gold Ore</text:p>
          </table:table-cell>
          <table:table-cell office:value-type="float" office:value="7">
            <text:p>7</text:p>
          </table:table-cell>
          <table:table-cell office:value-type="string">
            <text:p>Rocks with a few specks of gold in them.</text:p>
            <text:p/>
            <text:p>Mined by a goldminer from gold veins.</text:p>
            <text:p/>
            <text:p>Melted into golden coins in the Mint.</text:p>
          </table:table-cell>
          <table:table-cell office:value-type="string">
            <text:p>goldoreIcon</text:p>
          </table:table-cell>
          <table:table-cell/>
          <table:table-cell office:value-type="float" office:value="74">
            <text:p>74</text:p>
          </table:table-cell>
          <table:table-cell table:number-columns-repeated="1017"/>
        </table:table-row>
        <table:table-row table:style-name="ro4">
          <table:table-cell office:value-type="string">
            <text:p>IronOre</text:p>
          </table:table-cell>
          <table:table-cell office:value-type="string">
            <text:p>Iron Ore</text:p>
          </table:table-cell>
          <table:table-cell office:value-type="float" office:value="8">
            <text:p>8</text:p>
          </table:table-cell>
          <table:table-cell office:value-type="string">
            <text:p>Reddish rocks that taste rusty.</text:p>
            <text:p/>
            <text:p>Mined by an ironminer from iron veins.</text:p>
            <text:p/>
            <text:p>Melted into iron bars in the iron smeltery.</text:p>
          </table:table-cell>
          <table:table-cell office:value-type="string">
            <text:p>ironoreIcon</text:p>
          </table:table-cell>
          <table:table-cell/>
          <table:table-cell office:value-type="float" office:value="38">
            <text:p>38</text:p>
          </table:table-cell>
          <table:table-cell table:number-columns-repeated="1017"/>
        </table:table-row>
        <table:table-row table:style-name="ro4">
          <table:table-cell table:number-columns-repeated="2" office:value-type="string">
            <text:p>Coal</text:p>
          </table:table-cell>
          <table:table-cell office:value-type="float" office:value="9">
            <text:p>9</text:p>
          </table:table-cell>
          <table:table-cell office:value-type="string">
            <text:p>Black, flammable rocks.</text:p>
            <text:p/>
            <text:p>Mined by a coalminer from a coal deposit.</text:p>
            <text:p/>
            <text:p>Used to to fire the cauldrons in the mint and the iron smeltery.</text:p>
          </table:table-cell>
          <table:table-cell office:value-type="string">
            <text:p>coalIcon</text:p>
          </table:table-cell>
          <table:table-cell/>
          <table:table-cell office:value-type="float" office:value="75">
            <text:p>75</text:p>
          </table:table-cell>
          <table:table-cell table:number-columns-repeated="1017"/>
        </table:table-row>
        <table:table-row table:style-name="ro4">
          <table:table-cell table:number-columns-repeated="2" office:value-type="string">
            <text:p>Iron</text:p>
          </table:table-cell>
          <table:table-cell office:value-type="float" office:value="10">
            <text:p>10</text:p>
          </table:table-cell>
          <table:table-cell office:value-type="string">
            <text:p>Heavy Iron Bars.</text:p>
            <text:p/>
            <text:p>Melted from iron ore with coal in the Iron Smeltery.</text:p>
            <text:p/>
            <text:p>Used in the construction of the Palace.</text:p>
          </table:table-cell>
          <table:table-cell office:value-type="string">
            <text:p>ironIcon</text:p>
          </table:table-cell>
          <table:table-cell/>
          <table:table-cell office:value-type="float" office:value="39">
            <text:p>39</text:p>
          </table:table-cell>
          <table:table-cell table:number-columns-repeated="1017"/>
        </table:table-row>
        <table:table-row table:style-name="ro4">
          <table:table-cell office:value-type="string">
            <text:p>GoldCoins</text:p>
          </table:table-cell>
          <table:table-cell office:value-type="string">
            <text:p>Gold Coins</text:p>
          </table:table-cell>
          <table:table-cell office:value-type="float" office:value="11">
            <text:p>11</text:p>
          </table:table-cell>
          <table:table-cell office:value-type="string">
            <text:p>Precisely weighted golden coins.</text:p>
            <text:p/>
            <text:p>Melted from gold ore with coal, and pressed into shape in the mint.</text:p>
            <text:p/>
            <text:p>Used to educate Citizens in the school, and in the construction of the Palace.</text:p>
          </table:table-cell>
          <table:table-cell office:value-type="string">
            <text:p>goldCoinsIcon</text:p>
          </table:table-cell>
          <table:table-cell office:value-type="string">
            <text:p>goldCoins</text:p>
          </table:table-cell>
          <table:table-cell office:value-type="float" office:value="250">
            <text:p>250</text:p>
          </table:table-cell>
          <table:table-cell table:number-columns-repeated="1017"/>
        </table:table-row>
        <table:table-row table:style-name="ro4">
          <table:table-cell table:number-columns-repeated="2" office:value-type="string">
            <text:p>Wine</text:p>
          </table:table-cell>
          <table:table-cell office:value-type="float" office:value="12">
            <text:p>12</text:p>
          </table:table-cell>
          <table:table-cell office:value-type="string">
            <text:p>Fermented Grape juice, sometimes referred to blood of the gods.</text:p>
            <text:p/>
            <text:p>Made in the Vineyard.</text:p>
            <text:p/>
            <text:p>Delivered to the Inn to feed your citizens.</text:p>
          </table:table-cell>
          <table:table-cell table:number-columns-repeated="2"/>
          <table:table-cell office:value-type="float" office:value="197">
            <text:p>197</text:p>
          </table:table-cell>
          <table:table-cell table:number-columns-repeated="1017"/>
        </table:table-row>
        <table:table-row table:style-name="ro4">
          <table:table-cell office:value-type="string">
            <text:p>HandAxe</text:p>
          </table:table-cell>
          <table:table-cell office:value-type="string">
            <text:p>Hand Axe</text:p>
          </table:table-cell>
          <table:table-cell office:value-type="float" office:value="13">
            <text:p>13</text:p>
          </table:table-cell>
          <table:table-cell office:value-type="string">
            <text:p>A small axe sharp enough to disarm a man.</text:p>
            <text:p/>
            <text:p>Made in Weapons workshop from Lumber.</text:p>
            <text:p/>
            <text:p>Used in construction of the Palace.</text:p>
          </table:table-cell>
          <table:table-cell office:value-type="string">
            <text:p>handAxeIcon</text:p>
          </table:table-cell>
          <table:table-cell/>
          <table:table-cell office:value-type="float" office:value="40">
            <text:p>40</text:p>
          </table:table-cell>
          <table:table-cell table:number-columns-repeated="1017"/>
        </table:table-row>
        <table:table-row table:style-name="ro4">
          <table:table-cell table:number-columns-repeated="7"/>
          <table:table-cell table:number-columns-repeated="1017"/>
        </table:table-row>
        <table:table-row table:style-name="ro4">
          <table:table-cell table:number-columns-repeated="7"/>
          <table:table-cell table:number-columns-repeated="1017"/>
        </table:table-row>
        <table:table-row table:style-name="ro4">
          <table:table-cell table:number-columns-repeated="7"/>
          <table:table-cell table:number-columns-repeated="1017"/>
        </table:table-row>
        <table:table-row table:style-name="ro4">
          <table:table-cell table:number-columns-repeated="7"/>
          <table:table-cell table:number-columns-repeated="1017"/>
        </table:table-row>
        <table:table-row table:style-name="ro4">
          <table:table-cell table:number-columns-repeated="7"/>
          <table:table-cell table:number-columns-repeated="1017"/>
        </table:table-row>
        <table:table-row table:style-name="ro4">
          <table:table-cell table:number-columns-repeated="7"/>
          <table:table-cell table:number-columns-repeated="1017"/>
        </table:table-row>
        <table:table-row table:style-name="ro4">
          <table:table-cell table:number-columns-repeated="7"/>
          <table:table-cell table:number-columns-repeated="1017"/>
        </table:table-row>
        <table:table-row table:style-name="ro4">
          <table:table-cell table:number-columns-repeated="7"/>
          <table:table-cell table:number-columns-repeated="1017"/>
        </table:table-row>
        <table:table-row table:style-name="ro4">
          <table:table-cell table:number-columns-repeated="7"/>
          <table:table-cell table:number-columns-repeated="1017"/>
        </table:table-row>
        <table:table-row table:style-name="ro4">
          <table:table-cell table:number-columns-repeated="7"/>
          <table:table-cell table:number-columns-repeated="1017"/>
        </table:table-row>
        <table:table-row table:style-name="ro4">
          <table:table-cell table:number-columns-repeated="7"/>
          <table:table-cell table:number-columns-repeated="1017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ESTGROUND" table:style-name="ta1" table:print="false">
        <table:table-column table:style-name="co2" table:number-columns-repeated="1024" table:default-cell-style-name="Default"/>
        <table:table-row table:style-name="ro5">
          <table:table-cell table:style-name="ce3"/>
          <table:table-cell table:number-columns-repeated="1023"/>
        </table:table-row>
        <table:table-row table:style-name="ro5" table:number-rows-repeated="1048574">
          <table:table-cell table:number-columns-repeated="1024"/>
        </table:table-row>
        <table:table-row table:style-name="ro5">
          <table:table-cell table:number-columns-repeated="1024"/>
        </table:table-row>
      </table:table>
      <table:database-ranges>
        <table:database-range table:target-range-address="HumanReadable.A1:HumanReadable.C14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4">24.10.2018</text:date>, <text:time>14:42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9M10S</meta:editing-duration>
    <meta:editing-cycles>69</meta:editing-cycles>
    <meta:generator>OpenOffice/4.1.3$Win32 OpenOffice.org_project/413m1$Build-9783</meta:generator>
    <dc:date>2018-10-24T14:42:26.96</dc:date>
    <dc:creator>Felix </dc:creator>
    <meta:document-statistic meta:table-count="3" meta:cell-count="350" meta:object-count="0"/>
    <meta:user-defined meta:name="Info 1"/>
    <meta:user-defined meta:name="Info 2"/>
    <meta:user-defined meta:name="Info 3"/>
    <meta:user-defined meta:name="Info 4"/>
  </office:meta>
</office:document-meta>
</file>